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4.89pt"/>
    </style:style>
    <style:style style:name="co2" style:family="table-column">
      <style:table-column-properties fo:break-before="auto" style:column-width="21.06pt"/>
    </style:style>
    <style:style style:name="co3" style:family="table-column">
      <style:table-column-properties fo:break-before="auto" style:column-width="14.09pt"/>
    </style:style>
    <style:style style:name="co4" style:family="table-column">
      <style:table-column-properties fo:break-before="auto" style:column-width="19.5pt"/>
    </style:style>
    <style:style style:name="co5" style:family="table-column">
      <style:table-column-properties fo:break-before="auto" style:column-width="15.39pt"/>
    </style:style>
    <style:style style:name="co6" style:family="table-column">
      <style:table-column-properties fo:break-before="auto" style:column-width="10.8pt"/>
    </style:style>
    <style:style style:name="co7" style:family="table-column">
      <style:table-column-properties fo:break-before="auto" style:column-width="16.95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6pt solid #000000" fo:border-right="0.06pt solid #000000" fo:border-top="none"/>
    </style:style>
    <style:style style:name="ce2" style:family="table-cell" style:parent-style-name="Default">
      <style:table-cell-properties fo:border-bottom="none" fo:border-left="0.06pt solid #000000" fo:border-right="none" fo:border-top="none"/>
    </style:style>
    <style:style style:name="ce3" style:family="table-cell" style:parent-style-name="Default">
      <style:table-cell-properties fo:border-bottom="none" fo:border-left="none" fo:border-right="0.06pt solid #000000" fo:border-top="none"/>
    </style:style>
  </office:automatic-styles>
  <office:body>
    <office:spreadsheet>
      <table:calculation-settings table:automatic-find-labels="false"/>
      <table:table table:name="orbital-electro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ce2"/>
        <table:table-column table:style-name="co3" table:default-cell-style-name="ce3"/>
        <table:table-column table:style-name="co3" table:default-cell-style-name="ce2"/>
        <table:table-column table:style-name="co3" table:default-cell-style-name="Default"/>
        <table:table-column table:style-name="co4" table:default-cell-style-name="ce3"/>
        <table:table-column table:style-name="co3" table:default-cell-style-name="ce2"/>
        <table:table-column table:style-name="co3" table:default-cell-style-name="Default"/>
        <table:table-column table:style-name="co4" table:default-cell-style-name="Default"/>
        <table:table-column table:style-name="co4" table:default-cell-style-name="ce3"/>
        <table:table-column table:style-name="co3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6" table:default-cell-style-name="ce2"/>
        <table:table-column table:style-name="co3" table:default-cell-style-name="Default"/>
        <table:table-column table:style-name="co3" table:default-cell-style-name="ce3"/>
        <table:table-column table:style-name="co3" table:default-cell-style-name="ce2"/>
        <table:table-column table:style-name="co7" table:default-cell-style-name="ce3"/>
        <table:table-column table:style-name="co8" table:number-columns-repeated="4" table:default-cell-style-name="Default"/>
        <table:table-row table:style-name="ro1">
          <table:table-cell/>
          <table:table-cell office:value-type="string" calcext:value-type="string">
            <text:p>atom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s total</text:p>
          </table:table-cell>
          <table:table-cell office:value-type="string" calcext:value-type="string">
            <text:p>p total</text:p>
          </table:table-cell>
          <table:table-cell office:value-type="string" calcext:value-type="string">
            <text:p>d total</text:p>
          </table:table-cell>
          <table:table-cell office:value-type="string" calcext:value-type="string">
            <text:p>f tota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e</text:p>
          </table:table-cell>
          <table:table-cell office:value-type="float" office:value="1" calcext:value-type="float">
            <text:p>1</text:p>
          </table:table-cell>
          <table:table-cell table:number-columns-repeated="18"/>
          <table:table-cell table:formula="of:=[.C2]+[.D2]+[.F2]+[.I2]+[.M2]+[.Q2]+[.T2]" office:value-type="float" office:value="1" calcext:value-type="float">
            <text:p>1</text:p>
          </table:table-cell>
          <table:table-cell table:formula="of:=[.E2]+[.G2]+[.J2]+[.N2]+[.R2]+[.U2]" office:value-type="float" office:value="0" calcext:value-type="float">
            <text:p>0</text:p>
          </table:table-cell>
          <table:table-cell table:formula="of:=[.H2]+[.K2]+[.O2]+[.S2]" office:value-type="float" office:value="0" calcext:value-type="float">
            <text:p>0</text:p>
          </table:table-cell>
          <table:table-cell table:formula="of:=[.L2]+[.P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e</text:p>
          </table:table-cell>
          <table:table-cell office:value-type="float" office:value="2" calcext:value-type="float">
            <text:p>2</text:p>
          </table:table-cell>
          <table:table-cell table:number-columns-repeated="18"/>
          <table:table-cell table:formula="of:=[.C3]+[.D3]+[.F3]+[.I3]+[.M3]+[.Q3]+[.T3]" office:value-type="float" office:value="2" calcext:value-type="float">
            <text:p>2</text:p>
          </table:table-cell>
          <table:table-cell table:formula="of:=[.E3]+[.G3]+[.J3]+[.N3]+[.R3]+[.U3]" office:value-type="float" office:value="0" calcext:value-type="float">
            <text:p>0</text:p>
          </table:table-cell>
          <table:table-cell table:formula="of:=[.H3]+[.K3]+[.O3]+[.S3]" office:value-type="float" office:value="0" calcext:value-type="float">
            <text:p>0</text:p>
          </table:table-cell>
          <table:table-cell table:formula="of:=[.L3]+[.P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i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7"/>
          <table:table-cell table:formula="of:=[.C4]+[.D4]+[.F4]+[.I4]+[.M4]+[.Q4]+[.T4]" office:value-type="float" office:value="3" calcext:value-type="float">
            <text:p>3</text:p>
          </table:table-cell>
          <table:table-cell table:formula="of:=[.E4]+[.G4]+[.J4]+[.N4]+[.R4]+[.U4]" office:value-type="float" office:value="0" calcext:value-type="float">
            <text:p>0</text:p>
          </table:table-cell>
          <table:table-cell table:formula="of:=[.H4]+[.K4]+[.O4]+[.S4]" office:value-type="float" office:value="0" calcext:value-type="float">
            <text:p>0</text:p>
          </table:table-cell>
          <table:table-cell table:formula="of:=[.L4]+[.P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e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7"/>
          <table:table-cell table:formula="of:=[.C5]+[.D5]+[.F5]+[.I5]+[.M5]+[.Q5]+[.T5]" office:value-type="float" office:value="4" calcext:value-type="float">
            <text:p>4</text:p>
          </table:table-cell>
          <table:table-cell table:formula="of:=[.E5]+[.G5]+[.J5]+[.N5]+[.R5]+[.U5]" office:value-type="float" office:value="0" calcext:value-type="float">
            <text:p>0</text:p>
          </table:table-cell>
          <table:table-cell table:formula="of:=[.H5]+[.K5]+[.O5]+[.S5]" office:value-type="float" office:value="0" calcext:value-type="float">
            <text:p>0</text:p>
          </table:table-cell>
          <table:table-cell table:formula="of:=[.L5]+[.P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6"/>
          <table:table-cell table:formula="of:=[.C6]+[.D6]+[.F6]+[.I6]+[.M6]+[.Q6]+[.T6]" office:value-type="float" office:value="4" calcext:value-type="float">
            <text:p>4</text:p>
          </table:table-cell>
          <table:table-cell table:formula="of:=[.E6]+[.G6]+[.J6]+[.N6]+[.R6]+[.U6]" office:value-type="float" office:value="1" calcext:value-type="float">
            <text:p>1</text:p>
          </table:table-cell>
          <table:table-cell table:formula="of:=[.H6]+[.K6]+[.O6]+[.S6]" office:value-type="float" office:value="0" calcext:value-type="float">
            <text:p>0</text:p>
          </table:table-cell>
          <table:table-cell table:formula="of:=[.L6]+[.P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6"/>
          <table:table-cell table:formula="of:=[.C7]+[.D7]+[.F7]+[.I7]+[.M7]+[.Q7]+[.T7]" office:value-type="float" office:value="4" calcext:value-type="float">
            <text:p>4</text:p>
          </table:table-cell>
          <table:table-cell table:formula="of:=[.E7]+[.G7]+[.J7]+[.N7]+[.R7]+[.U7]" office:value-type="float" office:value="2" calcext:value-type="float">
            <text:p>2</text:p>
          </table:table-cell>
          <table:table-cell table:formula="of:=[.H7]+[.K7]+[.O7]+[.S7]" office:value-type="float" office:value="0" calcext:value-type="float">
            <text:p>0</text:p>
          </table:table-cell>
          <table:table-cell table:formula="of:=[.L7]+[.P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6"/>
          <table:table-cell table:formula="of:=[.C8]+[.D8]+[.F8]+[.I8]+[.M8]+[.Q8]+[.T8]" office:value-type="float" office:value="4" calcext:value-type="float">
            <text:p>4</text:p>
          </table:table-cell>
          <table:table-cell table:formula="of:=[.E8]+[.G8]+[.J8]+[.N8]+[.R8]+[.U8]" office:value-type="float" office:value="3" calcext:value-type="float">
            <text:p>3</text:p>
          </table:table-cell>
          <table:table-cell table:formula="of:=[.H8]+[.K8]+[.O8]+[.S8]" office:value-type="float" office:value="0" calcext:value-type="float">
            <text:p>0</text:p>
          </table:table-cell>
          <table:table-cell table:formula="of:=[.L8]+[.P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6"/>
          <table:table-cell table:formula="of:=[.C9]+[.D9]+[.F9]+[.I9]+[.M9]+[.Q9]+[.T9]" office:value-type="float" office:value="4" calcext:value-type="float">
            <text:p>4</text:p>
          </table:table-cell>
          <table:table-cell table:formula="of:=[.E9]+[.G9]+[.J9]+[.N9]+[.R9]+[.U9]" office:value-type="float" office:value="4" calcext:value-type="float">
            <text:p>4</text:p>
          </table:table-cell>
          <table:table-cell table:formula="of:=[.H9]+[.K9]+[.O9]+[.S9]" office:value-type="float" office:value="0" calcext:value-type="float">
            <text:p>0</text:p>
          </table:table-cell>
          <table:table-cell table:formula="of:=[.L9]+[.P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6"/>
          <table:table-cell table:formula="of:=[.C10]+[.D10]+[.F10]+[.I10]+[.M10]+[.Q10]+[.T10]" office:value-type="float" office:value="4" calcext:value-type="float">
            <text:p>4</text:p>
          </table:table-cell>
          <table:table-cell table:formula="of:=[.E10]+[.G10]+[.J10]+[.N10]+[.R10]+[.U10]" office:value-type="float" office:value="5" calcext:value-type="float">
            <text:p>5</text:p>
          </table:table-cell>
          <table:table-cell table:formula="of:=[.H10]+[.K10]+[.O10]+[.S10]" office:value-type="float" office:value="0" calcext:value-type="float">
            <text:p>0</text:p>
          </table:table-cell>
          <table:table-cell table:formula="of:=[.L10]+[.P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N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6"/>
          <table:table-cell table:formula="of:=[.C11]+[.D11]+[.F11]+[.I11]+[.M11]+[.Q11]+[.T11]" office:value-type="float" office:value="4" calcext:value-type="float">
            <text:p>4</text:p>
          </table:table-cell>
          <table:table-cell table:formula="of:=[.E11]+[.G11]+[.J11]+[.N11]+[.R11]+[.U11]" office:value-type="float" office:value="6" calcext:value-type="float">
            <text:p>6</text:p>
          </table:table-cell>
          <table:table-cell table:formula="of:=[.H11]+[.K11]+[.O11]+[.S11]" office:value-type="float" office:value="0" calcext:value-type="float">
            <text:p>0</text:p>
          </table:table-cell>
          <table:table-cell table:formula="of:=[.L11]+[.P1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5"/>
          <table:table-cell table:formula="of:=[.C12]+[.D12]+[.F12]+[.I12]+[.M12]+[.Q12]+[.T12]" office:value-type="float" office:value="5" calcext:value-type="float">
            <text:p>5</text:p>
          </table:table-cell>
          <table:table-cell table:formula="of:=[.E12]+[.G12]+[.J12]+[.N12]+[.R12]+[.U12]" office:value-type="float" office:value="6" calcext:value-type="float">
            <text:p>6</text:p>
          </table:table-cell>
          <table:table-cell table:formula="of:=[.H12]+[.K12]+[.O12]+[.S12]" office:value-type="float" office:value="0" calcext:value-type="float">
            <text:p>0</text:p>
          </table:table-cell>
          <table:table-cell table:formula="of:=[.L12]+[.P1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g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15"/>
          <table:table-cell table:formula="of:=[.C13]+[.D13]+[.F13]+[.I13]+[.M13]+[.Q13]+[.T13]" office:value-type="float" office:value="6" calcext:value-type="float">
            <text:p>6</text:p>
          </table:table-cell>
          <table:table-cell table:formula="of:=[.E13]+[.G13]+[.J13]+[.N13]+[.R13]+[.U13]" office:value-type="float" office:value="6" calcext:value-type="float">
            <text:p>6</text:p>
          </table:table-cell>
          <table:table-cell table:formula="of:=[.H13]+[.K13]+[.O13]+[.S13]" office:value-type="float" office:value="0" calcext:value-type="float">
            <text:p>0</text:p>
          </table:table-cell>
          <table:table-cell table:formula="of:=[.L13]+[.P1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4"/>
          <table:table-cell table:formula="of:=[.C14]+[.D14]+[.F14]+[.I14]+[.M14]+[.Q14]+[.T14]" office:value-type="float" office:value="6" calcext:value-type="float">
            <text:p>6</text:p>
          </table:table-cell>
          <table:table-cell table:formula="of:=[.E14]+[.G14]+[.J14]+[.N14]+[.R14]+[.U14]" office:value-type="float" office:value="7" calcext:value-type="float">
            <text:p>7</text:p>
          </table:table-cell>
          <table:table-cell table:formula="of:=[.H14]+[.K14]+[.O14]+[.S14]" office:value-type="float" office:value="0" calcext:value-type="float">
            <text:p>0</text:p>
          </table:table-cell>
          <table:table-cell table:formula="of:=[.L14]+[.P1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i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4"/>
          <table:table-cell table:formula="of:=[.C15]+[.D15]+[.F15]+[.I15]+[.M15]+[.Q15]+[.T15]" office:value-type="float" office:value="6" calcext:value-type="float">
            <text:p>6</text:p>
          </table:table-cell>
          <table:table-cell table:formula="of:=[.E15]+[.G15]+[.J15]+[.N15]+[.R15]+[.U15]" office:value-type="float" office:value="8" calcext:value-type="float">
            <text:p>8</text:p>
          </table:table-cell>
          <table:table-cell table:formula="of:=[.H15]+[.K15]+[.O15]+[.S15]" office:value-type="float" office:value="0" calcext:value-type="float">
            <text:p>0</text:p>
          </table:table-cell>
          <table:table-cell table:formula="of:=[.L15]+[.P1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4"/>
          <table:table-cell table:formula="of:=[.C16]+[.D16]+[.F16]+[.I16]+[.M16]+[.Q16]+[.T16]" office:value-type="float" office:value="6" calcext:value-type="float">
            <text:p>6</text:p>
          </table:table-cell>
          <table:table-cell table:formula="of:=[.E16]+[.G16]+[.J16]+[.N16]+[.R16]+[.U16]" office:value-type="float" office:value="9" calcext:value-type="float">
            <text:p>9</text:p>
          </table:table-cell>
          <table:table-cell table:formula="of:=[.H16]+[.K16]+[.O16]+[.S16]" office:value-type="float" office:value="0" calcext:value-type="float">
            <text:p>0</text:p>
          </table:table-cell>
          <table:table-cell table:formula="of:=[.L16]+[.P1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4"/>
          <table:table-cell table:formula="of:=[.C17]+[.D17]+[.F17]+[.I17]+[.M17]+[.Q17]+[.T17]" office:value-type="float" office:value="6" calcext:value-type="float">
            <text:p>6</text:p>
          </table:table-cell>
          <table:table-cell table:formula="of:=[.E17]+[.G17]+[.J17]+[.N17]+[.R17]+[.U17]" office:value-type="float" office:value="10" calcext:value-type="float">
            <text:p>10</text:p>
          </table:table-cell>
          <table:table-cell table:formula="of:=[.H17]+[.K17]+[.O17]+[.S17]" office:value-type="float" office:value="0" calcext:value-type="float">
            <text:p>0</text:p>
          </table:table-cell>
          <table:table-cell table:formula="of:=[.L17]+[.P1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C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4"/>
          <table:table-cell table:formula="of:=[.C18]+[.D18]+[.F18]+[.I18]+[.M18]+[.Q18]+[.T18]" office:value-type="float" office:value="6" calcext:value-type="float">
            <text:p>6</text:p>
          </table:table-cell>
          <table:table-cell table:formula="of:=[.E18]+[.G18]+[.J18]+[.N18]+[.R18]+[.U18]" office:value-type="float" office:value="11" calcext:value-type="float">
            <text:p>11</text:p>
          </table:table-cell>
          <table:table-cell table:formula="of:=[.H18]+[.K18]+[.O18]+[.S18]" office:value-type="float" office:value="0" calcext:value-type="float">
            <text:p>0</text:p>
          </table:table-cell>
          <table:table-cell table:formula="of:=[.L18]+[.P1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A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4"/>
          <table:table-cell table:formula="of:=[.C19]+[.D19]+[.F19]+[.I19]+[.M19]+[.Q19]+[.T19]" office:value-type="float" office:value="6" calcext:value-type="float">
            <text:p>6</text:p>
          </table:table-cell>
          <table:table-cell table:formula="of:=[.E19]+[.G19]+[.J19]+[.N19]+[.R19]+[.U19]" office:value-type="float" office:value="12" calcext:value-type="float">
            <text:p>12</text:p>
          </table:table-cell>
          <table:table-cell table:formula="of:=[.H19]+[.K19]+[.O19]+[.S19]" office:value-type="float" office:value="0" calcext:value-type="float">
            <text:p>0</text:p>
          </table:table-cell>
          <table:table-cell table:formula="of:=[.L19]+[.P1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K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2"/>
          <table:table-cell table:formula="of:=[.C20]+[.D20]+[.F20]+[.I20]+[.M20]+[.Q20]+[.T20]" office:value-type="float" office:value="7" calcext:value-type="float">
            <text:p>7</text:p>
          </table:table-cell>
          <table:table-cell table:formula="of:=[.E20]+[.G20]+[.J20]+[.N20]+[.R20]+[.U20]" office:value-type="float" office:value="12" calcext:value-type="float">
            <text:p>12</text:p>
          </table:table-cell>
          <table:table-cell table:formula="of:=[.H20]+[.K20]+[.O20]+[.S20]" office:value-type="float" office:value="0" calcext:value-type="float">
            <text:p>0</text:p>
          </table:table-cell>
          <table:table-cell table:formula="of:=[.L20]+[.P2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C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2"/>
          <table:table-cell table:formula="of:=[.C21]+[.D21]+[.F21]+[.I21]+[.M21]+[.Q21]+[.T21]" office:value-type="float" office:value="8" calcext:value-type="float">
            <text:p>8</text:p>
          </table:table-cell>
          <table:table-cell table:formula="of:=[.E21]+[.G21]+[.J21]+[.N21]+[.R21]+[.U21]" office:value-type="float" office:value="12" calcext:value-type="float">
            <text:p>12</text:p>
          </table:table-cell>
          <table:table-cell table:formula="of:=[.H21]+[.K21]+[.O21]+[.S21]" office:value-type="float" office:value="0" calcext:value-type="float">
            <text:p>0</text:p>
          </table:table-cell>
          <table:table-cell table:formula="of:=[.L21]+[.P2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c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2"/>
          <table:table-cell table:formula="of:=[.C22]+[.D22]+[.F22]+[.I22]+[.M22]+[.Q22]+[.T22]" office:value-type="float" office:value="8" calcext:value-type="float">
            <text:p>8</text:p>
          </table:table-cell>
          <table:table-cell table:formula="of:=[.E22]+[.G22]+[.J22]+[.N22]+[.R22]+[.U22]" office:value-type="float" office:value="12" calcext:value-type="float">
            <text:p>12</text:p>
          </table:table-cell>
          <table:table-cell table:formula="of:=[.H22]+[.K22]+[.O22]+[.S22]" office:value-type="float" office:value="1" calcext:value-type="float">
            <text:p>1</text:p>
          </table:table-cell>
          <table:table-cell table:formula="of:=[.L22]+[.P2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Ti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2"/>
          <table:table-cell table:formula="of:=[.C23]+[.D23]+[.F23]+[.I23]+[.M23]+[.Q23]+[.T23]" office:value-type="float" office:value="8" calcext:value-type="float">
            <text:p>8</text:p>
          </table:table-cell>
          <table:table-cell table:formula="of:=[.E23]+[.G23]+[.J23]+[.N23]+[.R23]+[.U23]" office:value-type="float" office:value="12" calcext:value-type="float">
            <text:p>12</text:p>
          </table:table-cell>
          <table:table-cell table:formula="of:=[.H23]+[.K23]+[.O23]+[.S23]" office:value-type="float" office:value="2" calcext:value-type="float">
            <text:p>2</text:p>
          </table:table-cell>
          <table:table-cell table:formula="of:=[.L23]+[.P2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V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2"/>
          <table:table-cell table:formula="of:=[.C24]+[.D24]+[.F24]+[.I24]+[.M24]+[.Q24]+[.T24]" office:value-type="float" office:value="8" calcext:value-type="float">
            <text:p>8</text:p>
          </table:table-cell>
          <table:table-cell table:formula="of:=[.E24]+[.G24]+[.J24]+[.N24]+[.R24]+[.U24]" office:value-type="float" office:value="12" calcext:value-type="float">
            <text:p>12</text:p>
          </table:table-cell>
          <table:table-cell table:formula="of:=[.H24]+[.K24]+[.O24]+[.S24]" office:value-type="float" office:value="3" calcext:value-type="float">
            <text:p>3</text:p>
          </table:table-cell>
          <table:table-cell table:formula="of:=[.L24]+[.P2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C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2"/>
          <table:table-cell table:formula="of:=[.C25]+[.D25]+[.F25]+[.I25]+[.M25]+[.Q25]+[.T25]" office:value-type="float" office:value="7" calcext:value-type="float">
            <text:p>7</text:p>
          </table:table-cell>
          <table:table-cell table:formula="of:=[.E25]+[.G25]+[.J25]+[.N25]+[.R25]+[.U25]" office:value-type="float" office:value="12" calcext:value-type="float">
            <text:p>12</text:p>
          </table:table-cell>
          <table:table-cell table:formula="of:=[.H25]+[.K25]+[.O25]+[.S25]" office:value-type="float" office:value="5" calcext:value-type="float">
            <text:p>5</text:p>
          </table:table-cell>
          <table:table-cell table:formula="of:=[.L25]+[.P2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M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2"/>
          <table:table-cell table:formula="of:=[.C26]+[.D26]+[.F26]+[.I26]+[.M26]+[.Q26]+[.T26]" office:value-type="float" office:value="8" calcext:value-type="float">
            <text:p>8</text:p>
          </table:table-cell>
          <table:table-cell table:formula="of:=[.E26]+[.G26]+[.J26]+[.N26]+[.R26]+[.U26]" office:value-type="float" office:value="12" calcext:value-type="float">
            <text:p>12</text:p>
          </table:table-cell>
          <table:table-cell table:formula="of:=[.H26]+[.K26]+[.O26]+[.S26]" office:value-type="float" office:value="5" calcext:value-type="float">
            <text:p>5</text:p>
          </table:table-cell>
          <table:table-cell table:formula="of:=[.L26]+[.P2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F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12"/>
          <table:table-cell table:formula="of:=[.C27]+[.D27]+[.F27]+[.I27]+[.M27]+[.Q27]+[.T27]" office:value-type="float" office:value="8" calcext:value-type="float">
            <text:p>8</text:p>
          </table:table-cell>
          <table:table-cell table:formula="of:=[.E27]+[.G27]+[.J27]+[.N27]+[.R27]+[.U27]" office:value-type="float" office:value="12" calcext:value-type="float">
            <text:p>12</text:p>
          </table:table-cell>
          <table:table-cell table:formula="of:=[.H27]+[.K27]+[.O27]+[.S27]" office:value-type="float" office:value="6" calcext:value-type="float">
            <text:p>6</text:p>
          </table:table-cell>
          <table:table-cell table:formula="of:=[.L27]+[.P2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C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12"/>
          <table:table-cell table:formula="of:=[.C28]+[.D28]+[.F28]+[.I28]+[.M28]+[.Q28]+[.T28]" office:value-type="float" office:value="8" calcext:value-type="float">
            <text:p>8</text:p>
          </table:table-cell>
          <table:table-cell table:formula="of:=[.E28]+[.G28]+[.J28]+[.N28]+[.R28]+[.U28]" office:value-type="float" office:value="12" calcext:value-type="float">
            <text:p>12</text:p>
          </table:table-cell>
          <table:table-cell table:formula="of:=[.H28]+[.K28]+[.O28]+[.S28]" office:value-type="float" office:value="7" calcext:value-type="float">
            <text:p>7</text:p>
          </table:table-cell>
          <table:table-cell table:formula="of:=[.L28]+[.P2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Ni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12"/>
          <table:table-cell table:formula="of:=[.C29]+[.D29]+[.F29]+[.I29]+[.M29]+[.Q29]+[.T29]" office:value-type="float" office:value="8" calcext:value-type="float">
            <text:p>8</text:p>
          </table:table-cell>
          <table:table-cell table:formula="of:=[.E29]+[.G29]+[.J29]+[.N29]+[.R29]+[.U29]" office:value-type="float" office:value="12" calcext:value-type="float">
            <text:p>12</text:p>
          </table:table-cell>
          <table:table-cell table:formula="of:=[.H29]+[.K29]+[.O29]+[.S29]" office:value-type="float" office:value="8" calcext:value-type="float">
            <text:p>8</text:p>
          </table:table-cell>
          <table:table-cell table:formula="of:=[.L29]+[.P2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Cu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2"/>
          <table:table-cell table:formula="of:=[.C30]+[.D30]+[.F30]+[.I30]+[.M30]+[.Q30]+[.T30]" office:value-type="float" office:value="7" calcext:value-type="float">
            <text:p>7</text:p>
          </table:table-cell>
          <table:table-cell table:formula="of:=[.E30]+[.G30]+[.J30]+[.N30]+[.R30]+[.U30]" office:value-type="float" office:value="12" calcext:value-type="float">
            <text:p>12</text:p>
          </table:table-cell>
          <table:table-cell table:formula="of:=[.H30]+[.K30]+[.O30]+[.S30]" office:value-type="float" office:value="10" calcext:value-type="float">
            <text:p>10</text:p>
          </table:table-cell>
          <table:table-cell table:formula="of:=[.L30]+[.P3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Z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12"/>
          <table:table-cell table:formula="of:=[.C31]+[.D31]+[.F31]+[.I31]+[.M31]+[.Q31]+[.T31]" office:value-type="float" office:value="8" calcext:value-type="float">
            <text:p>8</text:p>
          </table:table-cell>
          <table:table-cell table:formula="of:=[.E31]+[.G31]+[.J31]+[.N31]+[.R31]+[.U31]" office:value-type="float" office:value="12" calcext:value-type="float">
            <text:p>12</text:p>
          </table:table-cell>
          <table:table-cell table:formula="of:=[.H31]+[.K31]+[.O31]+[.S31]" office:value-type="float" office:value="10" calcext:value-type="float">
            <text:p>10</text:p>
          </table:table-cell>
          <table:table-cell table:formula="of:=[.L31]+[.P3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G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1"/>
          <table:table-cell table:formula="of:=[.C32]+[.D32]+[.F32]+[.I32]+[.M32]+[.Q32]+[.T32]" office:value-type="float" office:value="8" calcext:value-type="float">
            <text:p>8</text:p>
          </table:table-cell>
          <table:table-cell table:formula="of:=[.E32]+[.G32]+[.J32]+[.N32]+[.R32]+[.U32]" office:value-type="float" office:value="13" calcext:value-type="float">
            <text:p>13</text:p>
          </table:table-cell>
          <table:table-cell table:formula="of:=[.H32]+[.K32]+[.O32]+[.S32]" office:value-type="float" office:value="10" calcext:value-type="float">
            <text:p>10</text:p>
          </table:table-cell>
          <table:table-cell table:formula="of:=[.L32]+[.P3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G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1"/>
          <table:table-cell table:formula="of:=[.C33]+[.D33]+[.F33]+[.I33]+[.M33]+[.Q33]+[.T33]" office:value-type="float" office:value="8" calcext:value-type="float">
            <text:p>8</text:p>
          </table:table-cell>
          <table:table-cell table:formula="of:=[.E33]+[.G33]+[.J33]+[.N33]+[.R33]+[.U33]" office:value-type="float" office:value="14" calcext:value-type="float">
            <text:p>14</text:p>
          </table:table-cell>
          <table:table-cell table:formula="of:=[.H33]+[.K33]+[.O33]+[.S33]" office:value-type="float" office:value="10" calcext:value-type="float">
            <text:p>10</text:p>
          </table:table-cell>
          <table:table-cell table:formula="of:=[.L33]+[.P3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A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1"/>
          <table:table-cell table:formula="of:=[.C34]+[.D34]+[.F34]+[.I34]+[.M34]+[.Q34]+[.T34]" office:value-type="float" office:value="8" calcext:value-type="float">
            <text:p>8</text:p>
          </table:table-cell>
          <table:table-cell table:formula="of:=[.E34]+[.G34]+[.J34]+[.N34]+[.R34]+[.U34]" office:value-type="float" office:value="15" calcext:value-type="float">
            <text:p>15</text:p>
          </table:table-cell>
          <table:table-cell table:formula="of:=[.H34]+[.K34]+[.O34]+[.S34]" office:value-type="float" office:value="10" calcext:value-type="float">
            <text:p>10</text:p>
          </table:table-cell>
          <table:table-cell table:formula="of:=[.L34]+[.P3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[.C35]+[.D35]+[.F35]+[.I35]+[.M35]+[.Q35]+[.T35]" office:value-type="float" office:value="8" calcext:value-type="float">
            <text:p>8</text:p>
          </table:table-cell>
          <table:table-cell table:formula="of:=[.E35]+[.G35]+[.J35]+[.N35]+[.R35]+[.U35]" office:value-type="float" office:value="16" calcext:value-type="float">
            <text:p>16</text:p>
          </table:table-cell>
          <table:table-cell table:formula="of:=[.H35]+[.K35]+[.O35]+[.S35]" office:value-type="float" office:value="10" calcext:value-type="float">
            <text:p>10</text:p>
          </table:table-cell>
          <table:table-cell table:formula="of:=[.L35]+[.P3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B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1"/>
          <table:table-cell table:formula="of:=[.C36]+[.D36]+[.F36]+[.I36]+[.M36]+[.Q36]+[.T36]" office:value-type="float" office:value="8" calcext:value-type="float">
            <text:p>8</text:p>
          </table:table-cell>
          <table:table-cell table:formula="of:=[.E36]+[.G36]+[.J36]+[.N36]+[.R36]+[.U36]" office:value-type="float" office:value="17" calcext:value-type="float">
            <text:p>17</text:p>
          </table:table-cell>
          <table:table-cell table:formula="of:=[.H36]+[.K36]+[.O36]+[.S36]" office:value-type="float" office:value="10" calcext:value-type="float">
            <text:p>10</text:p>
          </table:table-cell>
          <table:table-cell table:formula="of:=[.L36]+[.P3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K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1"/>
          <table:table-cell table:formula="of:=[.C37]+[.D37]+[.F37]+[.I37]+[.M37]+[.Q37]+[.T37]" office:value-type="float" office:value="8" calcext:value-type="float">
            <text:p>8</text:p>
          </table:table-cell>
          <table:table-cell table:formula="of:=[.E37]+[.G37]+[.J37]+[.N37]+[.R37]+[.U37]" office:value-type="float" office:value="18" calcext:value-type="float">
            <text:p>18</text:p>
          </table:table-cell>
          <table:table-cell table:formula="of:=[.H37]+[.K37]+[.O37]+[.S37]" office:value-type="float" office:value="10" calcext:value-type="float">
            <text:p>10</text:p>
          </table:table-cell>
          <table:table-cell table:formula="of:=[.L37]+[.P3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Rb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formula="of:=[.C38]+[.D38]+[.F38]+[.I38]+[.M38]+[.Q38]+[.T38]" office:value-type="float" office:value="9" calcext:value-type="float">
            <text:p>9</text:p>
          </table:table-cell>
          <table:table-cell table:formula="of:=[.E38]+[.G38]+[.J38]+[.N38]+[.R38]+[.U38]" office:value-type="float" office:value="18" calcext:value-type="float">
            <text:p>18</text:p>
          </table:table-cell>
          <table:table-cell table:formula="of:=[.H38]+[.K38]+[.O38]+[.S38]" office:value-type="float" office:value="10" calcext:value-type="float">
            <text:p>10</text:p>
          </table:table-cell>
          <table:table-cell table:formula="of:=[.L38]+[.P3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S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"/>
          <table:table-cell table:formula="of:=[.C39]+[.D39]+[.F39]+[.I39]+[.M39]+[.Q39]+[.T39]" office:value-type="float" office:value="10" calcext:value-type="float">
            <text:p>10</text:p>
          </table:table-cell>
          <table:table-cell table:formula="of:=[.E39]+[.G39]+[.J39]+[.N39]+[.R39]+[.U39]" office:value-type="float" office:value="18" calcext:value-type="float">
            <text:p>18</text:p>
          </table:table-cell>
          <table:table-cell table:formula="of:=[.H39]+[.K39]+[.O39]+[.S39]" office:value-type="float" office:value="10" calcext:value-type="float">
            <text:p>10</text:p>
          </table:table-cell>
          <table:table-cell table:formula="of:=[.L39]+[.P3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8"/>
          <table:table-cell table:formula="of:=[.C40]+[.D40]+[.F40]+[.I40]+[.M40]+[.Q40]+[.T40]" office:value-type="float" office:value="10" calcext:value-type="float">
            <text:p>10</text:p>
          </table:table-cell>
          <table:table-cell table:formula="of:=[.E40]+[.G40]+[.J40]+[.N40]+[.R40]+[.U40]" office:value-type="float" office:value="18" calcext:value-type="float">
            <text:p>18</text:p>
          </table:table-cell>
          <table:table-cell table:formula="of:=[.H40]+[.K40]+[.O40]+[.S40]" office:value-type="float" office:value="11" calcext:value-type="float">
            <text:p>11</text:p>
          </table:table-cell>
          <table:table-cell table:formula="of:=[.L40]+[.P4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Z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8"/>
          <table:table-cell table:formula="of:=[.C41]+[.D41]+[.F41]+[.I41]+[.M41]+[.Q41]+[.T41]" office:value-type="float" office:value="10" calcext:value-type="float">
            <text:p>10</text:p>
          </table:table-cell>
          <table:table-cell table:formula="of:=[.E41]+[.G41]+[.J41]+[.N41]+[.R41]+[.U41]" office:value-type="float" office:value="18" calcext:value-type="float">
            <text:p>18</text:p>
          </table:table-cell>
          <table:table-cell table:formula="of:=[.H41]+[.K41]+[.O41]+[.S41]" office:value-type="float" office:value="12" calcext:value-type="float">
            <text:p>12</text:p>
          </table:table-cell>
          <table:table-cell table:formula="of:=[.L41]+[.P4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Nb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table:formula="of:=[.C42]+[.D42]+[.F42]+[.I42]+[.M42]+[.Q42]+[.T42]" office:value-type="float" office:value="9" calcext:value-type="float">
            <text:p>9</text:p>
          </table:table-cell>
          <table:table-cell table:formula="of:=[.E42]+[.G42]+[.J42]+[.N42]+[.R42]+[.U42]" office:value-type="float" office:value="18" calcext:value-type="float">
            <text:p>18</text:p>
          </table:table-cell>
          <table:table-cell table:formula="of:=[.H42]+[.K42]+[.O42]+[.S42]" office:value-type="float" office:value="14" calcext:value-type="float">
            <text:p>14</text:p>
          </table:table-cell>
          <table:table-cell table:formula="of:=[.L42]+[.P4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M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table:formula="of:=[.C43]+[.D43]+[.F43]+[.I43]+[.M43]+[.Q43]+[.T43]" office:value-type="float" office:value="9" calcext:value-type="float">
            <text:p>9</text:p>
          </table:table-cell>
          <table:table-cell table:formula="of:=[.E43]+[.G43]+[.J43]+[.N43]+[.R43]+[.U43]" office:value-type="float" office:value="18" calcext:value-type="float">
            <text:p>18</text:p>
          </table:table-cell>
          <table:table-cell table:formula="of:=[.H43]+[.K43]+[.O43]+[.S43]" office:value-type="float" office:value="15" calcext:value-type="float">
            <text:p>15</text:p>
          </table:table-cell>
          <table:table-cell table:formula="of:=[.L43]+[.P4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Tc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8"/>
          <table:table-cell table:formula="of:=[.C44]+[.D44]+[.F44]+[.I44]+[.M44]+[.Q44]+[.T44]" office:value-type="float" office:value="10" calcext:value-type="float">
            <text:p>10</text:p>
          </table:table-cell>
          <table:table-cell table:formula="of:=[.E44]+[.G44]+[.J44]+[.N44]+[.R44]+[.U44]" office:value-type="float" office:value="18" calcext:value-type="float">
            <text:p>18</text:p>
          </table:table-cell>
          <table:table-cell table:formula="of:=[.H44]+[.K44]+[.O44]+[.S44]" office:value-type="float" office:value="15" calcext:value-type="float">
            <text:p>15</text:p>
          </table:table-cell>
          <table:table-cell table:formula="of:=[.L44]+[.P4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Ru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table:formula="of:=[.C45]+[.D45]+[.F45]+[.I45]+[.M45]+[.Q45]+[.T45]" office:value-type="float" office:value="9" calcext:value-type="float">
            <text:p>9</text:p>
          </table:table-cell>
          <table:table-cell table:formula="of:=[.E45]+[.G45]+[.J45]+[.N45]+[.R45]+[.U45]" office:value-type="float" office:value="18" calcext:value-type="float">
            <text:p>18</text:p>
          </table:table-cell>
          <table:table-cell table:formula="of:=[.H45]+[.K45]+[.O45]+[.S45]" office:value-type="float" office:value="17" calcext:value-type="float">
            <text:p>17</text:p>
          </table:table-cell>
          <table:table-cell table:formula="of:=[.L45]+[.P4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Rh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table:formula="of:=[.C46]+[.D46]+[.F46]+[.I46]+[.M46]+[.Q46]+[.T46]" office:value-type="float" office:value="9" calcext:value-type="float">
            <text:p>9</text:p>
          </table:table-cell>
          <table:table-cell table:formula="of:=[.E46]+[.G46]+[.J46]+[.N46]+[.R46]+[.U46]" office:value-type="float" office:value="18" calcext:value-type="float">
            <text:p>18</text:p>
          </table:table-cell>
          <table:table-cell table:formula="of:=[.H46]+[.K46]+[.O46]+[.S46]" office:value-type="float" office:value="18" calcext:value-type="float">
            <text:p>18</text:p>
          </table:table-cell>
          <table:table-cell table:formula="of:=[.L46]+[.P4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P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10"/>
          <table:table-cell table:formula="of:=[.C47]+[.D47]+[.F47]+[.I47]+[.M47]+[.Q47]+[.T47]" office:value-type="float" office:value="8" calcext:value-type="float">
            <text:p>8</text:p>
          </table:table-cell>
          <table:table-cell table:formula="of:=[.E47]+[.G47]+[.J47]+[.N47]+[.R47]+[.U47]" office:value-type="float" office:value="18" calcext:value-type="float">
            <text:p>18</text:p>
          </table:table-cell>
          <table:table-cell table:formula="of:=[.H47]+[.K47]+[.O47]+[.S47]" office:value-type="float" office:value="20" calcext:value-type="float">
            <text:p>20</text:p>
          </table:table-cell>
          <table:table-cell table:formula="of:=[.L47]+[.P4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Ag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table:formula="of:=[.C48]+[.D48]+[.F48]+[.I48]+[.M48]+[.Q48]+[.T48]" office:value-type="float" office:value="9" calcext:value-type="float">
            <text:p>9</text:p>
          </table:table-cell>
          <table:table-cell table:formula="of:=[.E48]+[.G48]+[.J48]+[.N48]+[.R48]+[.U48]" office:value-type="float" office:value="18" calcext:value-type="float">
            <text:p>18</text:p>
          </table:table-cell>
          <table:table-cell table:formula="of:=[.H48]+[.K48]+[.O48]+[.S48]" office:value-type="float" office:value="20" calcext:value-type="float">
            <text:p>20</text:p>
          </table:table-cell>
          <table:table-cell table:formula="of:=[.L48]+[.P4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C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8"/>
          <table:table-cell table:formula="of:=[.C49]+[.D49]+[.F49]+[.I49]+[.M49]+[.Q49]+[.T49]" office:value-type="float" office:value="10" calcext:value-type="float">
            <text:p>10</text:p>
          </table:table-cell>
          <table:table-cell table:formula="of:=[.E49]+[.G49]+[.J49]+[.N49]+[.R49]+[.U49]" office:value-type="float" office:value="18" calcext:value-type="float">
            <text:p>18</text:p>
          </table:table-cell>
          <table:table-cell table:formula="of:=[.H49]+[.K49]+[.O49]+[.S49]" office:value-type="float" office:value="20" calcext:value-type="float">
            <text:p>20</text:p>
          </table:table-cell>
          <table:table-cell table:formula="of:=[.L49]+[.P4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I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formula="of:=[.C50]+[.D50]+[.F50]+[.I50]+[.M50]+[.Q50]+[.T50]" office:value-type="float" office:value="10" calcext:value-type="float">
            <text:p>10</text:p>
          </table:table-cell>
          <table:table-cell table:formula="of:=[.E50]+[.G50]+[.J50]+[.N50]+[.R50]+[.U50]" office:value-type="float" office:value="19" calcext:value-type="float">
            <text:p>19</text:p>
          </table:table-cell>
          <table:table-cell table:formula="of:=[.H50]+[.K50]+[.O50]+[.S50]" office:value-type="float" office:value="20" calcext:value-type="float">
            <text:p>20</text:p>
          </table:table-cell>
          <table:table-cell table:formula="of:=[.L50]+[.P5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S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7"/>
          <table:table-cell table:formula="of:=[.C51]+[.D51]+[.F51]+[.I51]+[.M51]+[.Q51]+[.T51]" office:value-type="float" office:value="10" calcext:value-type="float">
            <text:p>10</text:p>
          </table:table-cell>
          <table:table-cell table:formula="of:=[.E51]+[.G51]+[.J51]+[.N51]+[.R51]+[.U51]" office:value-type="float" office:value="20" calcext:value-type="float">
            <text:p>20</text:p>
          </table:table-cell>
          <table:table-cell table:formula="of:=[.H51]+[.K51]+[.O51]+[.S51]" office:value-type="float" office:value="20" calcext:value-type="float">
            <text:p>20</text:p>
          </table:table-cell>
          <table:table-cell table:formula="of:=[.L51]+[.P5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Sb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formula="of:=[.C52]+[.D52]+[.F52]+[.I52]+[.M52]+[.Q52]+[.T52]" office:value-type="float" office:value="10" calcext:value-type="float">
            <text:p>10</text:p>
          </table:table-cell>
          <table:table-cell table:formula="of:=[.E52]+[.G52]+[.J52]+[.N52]+[.R52]+[.U52]" office:value-type="float" office:value="21" calcext:value-type="float">
            <text:p>21</text:p>
          </table:table-cell>
          <table:table-cell table:formula="of:=[.H52]+[.K52]+[.O52]+[.S52]" office:value-type="float" office:value="20" calcext:value-type="float">
            <text:p>20</text:p>
          </table:table-cell>
          <table:table-cell table:formula="of:=[.L52]+[.P5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T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table:formula="of:=[.C53]+[.D53]+[.F53]+[.I53]+[.M53]+[.Q53]+[.T53]" office:value-type="float" office:value="10" calcext:value-type="float">
            <text:p>10</text:p>
          </table:table-cell>
          <table:table-cell table:formula="of:=[.E53]+[.G53]+[.J53]+[.N53]+[.R53]+[.U53]" office:value-type="float" office:value="22" calcext:value-type="float">
            <text:p>22</text:p>
          </table:table-cell>
          <table:table-cell table:formula="of:=[.H53]+[.K53]+[.O53]+[.S53]" office:value-type="float" office:value="20" calcext:value-type="float">
            <text:p>20</text:p>
          </table:table-cell>
          <table:table-cell table:formula="of:=[.L53]+[.P5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table:formula="of:=[.C54]+[.D54]+[.F54]+[.I54]+[.M54]+[.Q54]+[.T54]" office:value-type="float" office:value="10" calcext:value-type="float">
            <text:p>10</text:p>
          </table:table-cell>
          <table:table-cell table:formula="of:=[.E54]+[.G54]+[.J54]+[.N54]+[.R54]+[.U54]" office:value-type="float" office:value="23" calcext:value-type="float">
            <text:p>23</text:p>
          </table:table-cell>
          <table:table-cell table:formula="of:=[.H54]+[.K54]+[.O54]+[.S54]" office:value-type="float" office:value="20" calcext:value-type="float">
            <text:p>20</text:p>
          </table:table-cell>
          <table:table-cell table:formula="of:=[.L54]+[.P5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X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7"/>
          <table:table-cell table:formula="of:=[.C55]+[.D55]+[.F55]+[.I55]+[.M55]+[.Q55]+[.T55]" office:value-type="float" office:value="10" calcext:value-type="float">
            <text:p>10</text:p>
          </table:table-cell>
          <table:table-cell table:formula="of:=[.E55]+[.G55]+[.J55]+[.N55]+[.R55]+[.U55]" office:value-type="float" office:value="24" calcext:value-type="float">
            <text:p>24</text:p>
          </table:table-cell>
          <table:table-cell table:formula="of:=[.H55]+[.K55]+[.O55]+[.S55]" office:value-type="float" office:value="20" calcext:value-type="float">
            <text:p>20</text:p>
          </table:table-cell>
          <table:table-cell table:formula="of:=[.L55]+[.P5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C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table:formula="of:=[.C56]+[.D56]+[.F56]+[.I56]+[.M56]+[.Q56]+[.T56]" office:value-type="float" office:value="11" calcext:value-type="float">
            <text:p>11</text:p>
          </table:table-cell>
          <table:table-cell table:formula="of:=[.E56]+[.G56]+[.J56]+[.N56]+[.R56]+[.U56]" office:value-type="float" office:value="24" calcext:value-type="float">
            <text:p>24</text:p>
          </table:table-cell>
          <table:table-cell table:formula="of:=[.H56]+[.K56]+[.O56]+[.S56]" office:value-type="float" office:value="20" calcext:value-type="float">
            <text:p>20</text:p>
          </table:table-cell>
          <table:table-cell table:formula="of:=[.L56]+[.P5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B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4"/>
          <table:table-cell table:formula="of:=[.C57]+[.D57]+[.F57]+[.I57]+[.M57]+[.Q57]+[.T57]" office:value-type="float" office:value="12" calcext:value-type="float">
            <text:p>12</text:p>
          </table:table-cell>
          <table:table-cell table:formula="of:=[.E57]+[.G57]+[.J57]+[.N57]+[.R57]+[.U57]" office:value-type="float" office:value="24" calcext:value-type="float">
            <text:p>24</text:p>
          </table:table-cell>
          <table:table-cell table:formula="of:=[.H57]+[.K57]+[.O57]+[.S57]" office:value-type="float" office:value="20" calcext:value-type="float">
            <text:p>20</text:p>
          </table:table-cell>
          <table:table-cell table:formula="of:=[.L57]+[.P5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L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table:formula="of:=[.C58]+[.D58]+[.F58]+[.I58]+[.M58]+[.Q58]+[.T58]" office:value-type="float" office:value="12" calcext:value-type="float">
            <text:p>12</text:p>
          </table:table-cell>
          <table:table-cell table:formula="of:=[.E58]+[.G58]+[.J58]+[.N58]+[.R58]+[.U58]" office:value-type="float" office:value="24" calcext:value-type="float">
            <text:p>24</text:p>
          </table:table-cell>
          <table:table-cell table:formula="of:=[.H58]+[.K58]+[.O58]+[.S58]" office:value-type="float" office:value="21" calcext:value-type="float">
            <text:p>21</text:p>
          </table:table-cell>
          <table:table-cell table:formula="of:=[.L58]+[.P5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C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table:formula="of:=[.C58]+[.D58]+[.F58]+[.I58]+[.M58]+[.Q58]+[.T58]" office:value-type="float" office:value="12" calcext:value-type="float">
            <text:p>12</text:p>
          </table:table-cell>
          <table:table-cell table:formula="of:=[.E58]+[.G58]+[.J58]+[.N58]+[.R58]+[.U58]" office:value-type="float" office:value="24" calcext:value-type="float">
            <text:p>24</text:p>
          </table:table-cell>
          <table:table-cell table:formula="of:=[.H58]+[.K58]+[.O58]+[.S58]" office:value-type="float" office:value="21" calcext:value-type="float">
            <text:p>21</text:p>
          </table:table-cell>
          <table:table-cell table:formula="of:=[.L58]+[.P5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P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4"/>
          <table:table-cell table:formula="of:=[.C59]+[.D59]+[.F59]+[.I59]+[.M59]+[.Q59]+[.T59]" office:value-type="float" office:value="12" calcext:value-type="float">
            <text:p>12</text:p>
          </table:table-cell>
          <table:table-cell table:formula="of:=[.E59]+[.G59]+[.J59]+[.N59]+[.R59]+[.U59]" office:value-type="float" office:value="24" calcext:value-type="float">
            <text:p>24</text:p>
          </table:table-cell>
          <table:table-cell table:formula="of:=[.H59]+[.K59]+[.O59]+[.S59]" office:value-type="float" office:value="21" calcext:value-type="float">
            <text:p>21</text:p>
          </table:table-cell>
          <table:table-cell table:formula="of:=[.L59]+[.P59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N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4"/>
          <table:table-cell table:formula="of:=[.C60]+[.D60]+[.F60]+[.I60]+[.M60]+[.Q60]+[.T60]" office:value-type="float" office:value="12" calcext:value-type="float">
            <text:p>12</text:p>
          </table:table-cell>
          <table:table-cell table:formula="of:=[.E60]+[.G60]+[.J60]+[.N60]+[.R60]+[.U60]" office:value-type="float" office:value="24" calcext:value-type="float">
            <text:p>24</text:p>
          </table:table-cell>
          <table:table-cell table:formula="of:=[.H60]+[.K60]+[.O60]+[.S60]" office:value-type="float" office:value="20" calcext:value-type="float">
            <text:p>20</text:p>
          </table:table-cell>
          <table:table-cell table:formula="of:=[.L60]+[.P60]" office:value-type="float" office:value="3" calcext:value-type="float">
            <text:p>3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P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4"/>
          <table:table-cell table:formula="of:=[.C61]+[.D61]+[.F61]+[.I61]+[.M61]+[.Q61]+[.T61]" office:value-type="float" office:value="12" calcext:value-type="float">
            <text:p>12</text:p>
          </table:table-cell>
          <table:table-cell table:formula="of:=[.E61]+[.G61]+[.J61]+[.N61]+[.R61]+[.U61]" office:value-type="float" office:value="24" calcext:value-type="float">
            <text:p>24</text:p>
          </table:table-cell>
          <table:table-cell table:formula="of:=[.H61]+[.K61]+[.O61]+[.S61]" office:value-type="float" office:value="20" calcext:value-type="float">
            <text:p>20</text:p>
          </table:table-cell>
          <table:table-cell table:formula="of:=[.L61]+[.P61]" office:value-type="float" office:value="4" calcext:value-type="float">
            <text:p>4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S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4"/>
          <table:table-cell table:formula="of:=[.C62]+[.D62]+[.F62]+[.I62]+[.M62]+[.Q62]+[.T62]" office:value-type="float" office:value="12" calcext:value-type="float">
            <text:p>12</text:p>
          </table:table-cell>
          <table:table-cell table:formula="of:=[.E62]+[.G62]+[.J62]+[.N62]+[.R62]+[.U62]" office:value-type="float" office:value="24" calcext:value-type="float">
            <text:p>24</text:p>
          </table:table-cell>
          <table:table-cell table:formula="of:=[.H62]+[.K62]+[.O62]+[.S62]" office:value-type="float" office:value="20" calcext:value-type="float">
            <text:p>20</text:p>
          </table:table-cell>
          <table:table-cell table:formula="of:=[.L62]+[.P62]" office:value-type="float" office:value="5" calcext:value-type="float">
            <text:p>5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Eu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4"/>
          <table:table-cell table:formula="of:=[.C63]+[.D63]+[.F63]+[.I63]+[.M63]+[.Q63]+[.T63]" office:value-type="float" office:value="12" calcext:value-type="float">
            <text:p>12</text:p>
          </table:table-cell>
          <table:table-cell table:formula="of:=[.E63]+[.G63]+[.J63]+[.N63]+[.R63]+[.U63]" office:value-type="float" office:value="24" calcext:value-type="float">
            <text:p>24</text:p>
          </table:table-cell>
          <table:table-cell table:formula="of:=[.H63]+[.K63]+[.O63]+[.S63]" office:value-type="float" office:value="20" calcext:value-type="float">
            <text:p>20</text:p>
          </table:table-cell>
          <table:table-cell table:formula="of:=[.L63]+[.P63]" office:value-type="float" office:value="6" calcext:value-type="float">
            <text:p>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G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table:formula="of:=[.C64]+[.D64]+[.F64]+[.I64]+[.M64]+[.Q64]+[.T64]" office:value-type="float" office:value="12" calcext:value-type="float">
            <text:p>12</text:p>
          </table:table-cell>
          <table:table-cell table:formula="of:=[.E64]+[.G64]+[.J64]+[.N64]+[.R64]+[.U64]" office:value-type="float" office:value="24" calcext:value-type="float">
            <text:p>24</text:p>
          </table:table-cell>
          <table:table-cell table:formula="of:=[.H64]+[.K64]+[.O64]+[.S64]" office:value-type="float" office:value="20" calcext:value-type="float">
            <text:p>20</text:p>
          </table:table-cell>
          <table:table-cell table:formula="of:=[.L64]+[.P64]" office:value-type="float" office:value="7" calcext:value-type="float">
            <text:p>7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Tb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4"/>
          <table:table-cell table:formula="of:=[.C65]+[.D65]+[.F65]+[.I65]+[.M65]+[.Q65]+[.T65]" office:value-type="float" office:value="12" calcext:value-type="float">
            <text:p>12</text:p>
          </table:table-cell>
          <table:table-cell table:formula="of:=[.E65]+[.G65]+[.J65]+[.N65]+[.R65]+[.U65]" office:value-type="float" office:value="24" calcext:value-type="float">
            <text:p>24</text:p>
          </table:table-cell>
          <table:table-cell table:formula="of:=[.H65]+[.K65]+[.O65]+[.S65]" office:value-type="float" office:value="21" calcext:value-type="float">
            <text:p>21</text:p>
          </table:table-cell>
          <table:table-cell table:formula="of:=[.L65]+[.P65]" office:value-type="float" office:value="7" calcext:value-type="float">
            <text:p>7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Dy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4"/>
          <table:table-cell table:formula="of:=[.C66]+[.D66]+[.F66]+[.I66]+[.M66]+[.Q66]+[.T66]" office:value-type="float" office:value="12" calcext:value-type="float">
            <text:p>12</text:p>
          </table:table-cell>
          <table:table-cell table:formula="of:=[.E66]+[.G66]+[.J66]+[.N66]+[.R66]+[.U66]" office:value-type="float" office:value="24" calcext:value-type="float">
            <text:p>24</text:p>
          </table:table-cell>
          <table:table-cell table:formula="of:=[.H66]+[.K66]+[.O66]+[.S66]" office:value-type="float" office:value="20" calcext:value-type="float">
            <text:p>20</text:p>
          </table:table-cell>
          <table:table-cell table:formula="of:=[.L66]+[.P66]" office:value-type="float" office:value="9" calcext:value-type="float">
            <text:p>9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H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4"/>
          <table:table-cell table:formula="of:=[.C67]+[.D67]+[.F67]+[.I67]+[.M67]+[.Q67]+[.T67]" office:value-type="float" office:value="12" calcext:value-type="float">
            <text:p>12</text:p>
          </table:table-cell>
          <table:table-cell table:formula="of:=[.E67]+[.G67]+[.J67]+[.N67]+[.R67]+[.U67]" office:value-type="float" office:value="24" calcext:value-type="float">
            <text:p>24</text:p>
          </table:table-cell>
          <table:table-cell table:formula="of:=[.H67]+[.K67]+[.O67]+[.S67]" office:value-type="float" office:value="20" calcext:value-type="float">
            <text:p>20</text:p>
          </table:table-cell>
          <table:table-cell table:formula="of:=[.L67]+[.P67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E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4"/>
          <table:table-cell table:formula="of:=[.C68]+[.D68]+[.F68]+[.I68]+[.M68]+[.Q68]+[.T68]" office:value-type="float" office:value="12" calcext:value-type="float">
            <text:p>12</text:p>
          </table:table-cell>
          <table:table-cell table:formula="of:=[.E68]+[.G68]+[.J68]+[.N68]+[.R68]+[.U68]" office:value-type="float" office:value="24" calcext:value-type="float">
            <text:p>24</text:p>
          </table:table-cell>
          <table:table-cell table:formula="of:=[.H68]+[.K68]+[.O68]+[.S68]" office:value-type="float" office:value="20" calcext:value-type="float">
            <text:p>20</text:p>
          </table:table-cell>
          <table:table-cell table:formula="of:=[.L68]+[.P68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T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4"/>
          <table:table-cell table:formula="of:=[.C69]+[.D69]+[.F69]+[.I69]+[.M69]+[.Q69]+[.T69]" office:value-type="float" office:value="12" calcext:value-type="float">
            <text:p>12</text:p>
          </table:table-cell>
          <table:table-cell table:formula="of:=[.E69]+[.G69]+[.J69]+[.N69]+[.R69]+[.U69]" office:value-type="float" office:value="24" calcext:value-type="float">
            <text:p>24</text:p>
          </table:table-cell>
          <table:table-cell table:formula="of:=[.H69]+[.K69]+[.O69]+[.S69]" office:value-type="float" office:value="20" calcext:value-type="float">
            <text:p>20</text:p>
          </table:table-cell>
          <table:table-cell table:formula="of:=[.L69]+[.P69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Yb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4"/>
          <table:table-cell table:formula="of:=[.C70]+[.D70]+[.F70]+[.I70]+[.M70]+[.Q70]+[.T70]" office:value-type="float" office:value="12" calcext:value-type="float">
            <text:p>12</text:p>
          </table:table-cell>
          <table:table-cell table:formula="of:=[.E70]+[.G70]+[.J70]+[.N70]+[.R70]+[.U70]" office:value-type="float" office:value="24" calcext:value-type="float">
            <text:p>24</text:p>
          </table:table-cell>
          <table:table-cell table:formula="of:=[.H70]+[.K70]+[.O70]+[.S70]" office:value-type="float" office:value="20" calcext:value-type="float">
            <text:p>20</text:p>
          </table:table-cell>
          <table:table-cell table:formula="of:=[.L70]+[.P70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Lu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table:formula="of:=[.C71]+[.D71]+[.F71]+[.I71]+[.M71]+[.Q71]+[.T71]" office:value-type="float" office:value="12" calcext:value-type="float">
            <text:p>12</text:p>
          </table:table-cell>
          <table:table-cell table:formula="of:=[.E71]+[.G71]+[.J71]+[.N71]+[.R71]+[.U71]" office:value-type="float" office:value="24" calcext:value-type="float">
            <text:p>24</text:p>
          </table:table-cell>
          <table:table-cell table:formula="of:=[.H71]+[.K71]+[.O71]+[.S71]" office:value-type="float" office:value="20" calcext:value-type="float">
            <text:p>20</text:p>
          </table:table-cell>
          <table:table-cell table:formula="of:=[.L71]+[.P71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Hf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table:formula="of:=[.C72]+[.D72]+[.F72]+[.I72]+[.M72]+[.Q72]+[.T72]" office:value-type="float" office:value="12" calcext:value-type="float">
            <text:p>12</text:p>
          </table:table-cell>
          <table:table-cell table:formula="of:=[.E72]+[.G72]+[.J72]+[.N72]+[.R72]+[.U72]" office:value-type="float" office:value="24" calcext:value-type="float">
            <text:p>24</text:p>
          </table:table-cell>
          <table:table-cell table:formula="of:=[.H72]+[.K72]+[.O72]+[.S72]" office:value-type="float" office:value="21" calcext:value-type="float">
            <text:p>21</text:p>
          </table:table-cell>
          <table:table-cell table:formula="of:=[.L72]+[.P72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T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table:formula="of:=[.C73]+[.D73]+[.F73]+[.I73]+[.M73]+[.Q73]+[.T73]" office:value-type="float" office:value="12" calcext:value-type="float">
            <text:p>12</text:p>
          </table:table-cell>
          <table:table-cell table:formula="of:=[.E73]+[.G73]+[.J73]+[.N73]+[.R73]+[.U73]" office:value-type="float" office:value="24" calcext:value-type="float">
            <text:p>24</text:p>
          </table:table-cell>
          <table:table-cell table:formula="of:=[.H73]+[.K73]+[.O73]+[.S73]" office:value-type="float" office:value="22" calcext:value-type="float">
            <text:p>22</text:p>
          </table:table-cell>
          <table:table-cell table:formula="of:=[.L73]+[.P73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W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table:formula="of:=[.C74]+[.D74]+[.F74]+[.I74]+[.M74]+[.Q74]+[.T74]" office:value-type="float" office:value="12" calcext:value-type="float">
            <text:p>12</text:p>
          </table:table-cell>
          <table:table-cell table:formula="of:=[.E74]+[.G74]+[.J74]+[.N74]+[.R74]+[.U74]" office:value-type="float" office:value="24" calcext:value-type="float">
            <text:p>24</text:p>
          </table:table-cell>
          <table:table-cell table:formula="of:=[.H74]+[.K74]+[.O74]+[.S74]" office:value-type="float" office:value="23" calcext:value-type="float">
            <text:p>23</text:p>
          </table:table-cell>
          <table:table-cell table:formula="of:=[.L74]+[.P74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R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table:formula="of:=[.C75]+[.D75]+[.F75]+[.I75]+[.M75]+[.Q75]+[.T75]" office:value-type="float" office:value="12" calcext:value-type="float">
            <text:p>12</text:p>
          </table:table-cell>
          <table:table-cell table:formula="of:=[.E75]+[.G75]+[.J75]+[.N75]+[.R75]+[.U75]" office:value-type="float" office:value="24" calcext:value-type="float">
            <text:p>24</text:p>
          </table:table-cell>
          <table:table-cell table:formula="of:=[.H75]+[.K75]+[.O75]+[.S75]" office:value-type="float" office:value="24" calcext:value-type="float">
            <text:p>24</text:p>
          </table:table-cell>
          <table:table-cell table:formula="of:=[.L75]+[.P75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O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table:formula="of:=[.C76]+[.D76]+[.F76]+[.I76]+[.M76]+[.Q76]+[.T76]" office:value-type="float" office:value="12" calcext:value-type="float">
            <text:p>12</text:p>
          </table:table-cell>
          <table:table-cell table:formula="of:=[.E76]+[.G76]+[.J76]+[.N76]+[.R76]+[.U76]" office:value-type="float" office:value="24" calcext:value-type="float">
            <text:p>24</text:p>
          </table:table-cell>
          <table:table-cell table:formula="of:=[.H76]+[.K76]+[.O76]+[.S76]" office:value-type="float" office:value="25" calcext:value-type="float">
            <text:p>25</text:p>
          </table:table-cell>
          <table:table-cell table:formula="of:=[.L76]+[.P76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I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table:formula="of:=[.C77]+[.D77]+[.F77]+[.I77]+[.M77]+[.Q77]+[.T77]" office:value-type="float" office:value="12" calcext:value-type="float">
            <text:p>12</text:p>
          </table:table-cell>
          <table:table-cell table:formula="of:=[.E77]+[.G77]+[.J77]+[.N77]+[.R77]+[.U77]" office:value-type="float" office:value="24" calcext:value-type="float">
            <text:p>24</text:p>
          </table:table-cell>
          <table:table-cell table:formula="of:=[.H77]+[.K77]+[.O77]+[.S77]" office:value-type="float" office:value="26" calcext:value-type="float">
            <text:p>26</text:p>
          </table:table-cell>
          <table:table-cell table:formula="of:=[.L77]+[.P77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P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formula="of:=[.C78]+[.D78]+[.F78]+[.I78]+[.M78]+[.Q78]+[.T78]" office:value-type="float" office:value="12" calcext:value-type="float">
            <text:p>12</text:p>
          </table:table-cell>
          <table:table-cell table:formula="of:=[.E78]+[.G78]+[.J78]+[.N78]+[.R78]+[.U78]" office:value-type="float" office:value="24" calcext:value-type="float">
            <text:p>24</text:p>
          </table:table-cell>
          <table:table-cell table:formula="of:=[.H78]+[.K78]+[.O78]+[.S78]" office:value-type="float" office:value="27" calcext:value-type="float">
            <text:p>27</text:p>
          </table:table-cell>
          <table:table-cell table:formula="of:=[.L78]+[.P78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Au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formula="of:=[.C79]+[.D79]+[.F79]+[.I79]+[.M79]+[.Q79]+[.T79]" office:value-type="float" office:value="11" calcext:value-type="float">
            <text:p>11</text:p>
          </table:table-cell>
          <table:table-cell table:formula="of:=[.E79]+[.G79]+[.J79]+[.N79]+[.R79]+[.U79]" office:value-type="float" office:value="24" calcext:value-type="float">
            <text:p>24</text:p>
          </table:table-cell>
          <table:table-cell table:formula="of:=[.H79]+[.K79]+[.O79]+[.S79]" office:value-type="float" office:value="29" calcext:value-type="float">
            <text:p>29</text:p>
          </table:table-cell>
          <table:table-cell table:formula="of:=[.L79]+[.P79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Hg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table:formula="of:=[.C80]+[.D80]+[.F80]+[.I80]+[.M80]+[.Q80]+[.T80]" office:value-type="float" office:value="11" calcext:value-type="float">
            <text:p>11</text:p>
          </table:table-cell>
          <table:table-cell table:formula="of:=[.E80]+[.G80]+[.J80]+[.N80]+[.R80]+[.U80]" office:value-type="float" office:value="24" calcext:value-type="float">
            <text:p>24</text:p>
          </table:table-cell>
          <table:table-cell table:formula="of:=[.H80]+[.K80]+[.O80]+[.S80]" office:value-type="float" office:value="30" calcext:value-type="float">
            <text:p>30</text:p>
          </table:table-cell>
          <table:table-cell table:formula="of:=[.L80]+[.P80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T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[.C81]+[.D81]+[.F81]+[.I81]+[.M81]+[.Q81]+[.T81]" office:value-type="float" office:value="12" calcext:value-type="float">
            <text:p>12</text:p>
          </table:table-cell>
          <table:table-cell table:formula="of:=[.E81]+[.G81]+[.J81]+[.N81]+[.R81]+[.U81]" office:value-type="float" office:value="24" calcext:value-type="float">
            <text:p>24</text:p>
          </table:table-cell>
          <table:table-cell table:formula="of:=[.H81]+[.K81]+[.O81]+[.S81]" office:value-type="float" office:value="30" calcext:value-type="float">
            <text:p>30</text:p>
          </table:table-cell>
          <table:table-cell table:formula="of:=[.L81]+[.P81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Pb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table:formula="of:=[.C82]+[.D82]+[.F82]+[.I82]+[.M82]+[.Q82]+[.T82]" office:value-type="float" office:value="12" calcext:value-type="float">
            <text:p>12</text:p>
          </table:table-cell>
          <table:table-cell table:formula="of:=[.E82]+[.G82]+[.J82]+[.N82]+[.R82]+[.U82]" office:value-type="float" office:value="25" calcext:value-type="float">
            <text:p>25</text:p>
          </table:table-cell>
          <table:table-cell table:formula="of:=[.H82]+[.K82]+[.O82]+[.S82]" office:value-type="float" office:value="30" calcext:value-type="float">
            <text:p>30</text:p>
          </table:table-cell>
          <table:table-cell table:formula="of:=[.L82]+[.P82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Bi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[.C83]+[.D83]+[.F83]+[.I83]+[.M83]+[.Q83]+[.T83]" office:value-type="float" office:value="12" calcext:value-type="float">
            <text:p>12</text:p>
          </table:table-cell>
          <table:table-cell table:formula="of:=[.E83]+[.G83]+[.J83]+[.N83]+[.R83]+[.U83]" office:value-type="float" office:value="26" calcext:value-type="float">
            <text:p>26</text:p>
          </table:table-cell>
          <table:table-cell table:formula="of:=[.H83]+[.K83]+[.O83]+[.S83]" office:value-type="float" office:value="30" calcext:value-type="float">
            <text:p>30</text:p>
          </table:table-cell>
          <table:table-cell table:formula="of:=[.L83]+[.P83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P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[.C84]+[.D84]+[.F84]+[.I84]+[.M84]+[.Q84]+[.T84]" office:value-type="float" office:value="12" calcext:value-type="float">
            <text:p>12</text:p>
          </table:table-cell>
          <table:table-cell table:formula="of:=[.E84]+[.G84]+[.J84]+[.N84]+[.R84]+[.U84]" office:value-type="float" office:value="27" calcext:value-type="float">
            <text:p>27</text:p>
          </table:table-cell>
          <table:table-cell table:formula="of:=[.H84]+[.K84]+[.O84]+[.S84]" office:value-type="float" office:value="30" calcext:value-type="float">
            <text:p>30</text:p>
          </table:table-cell>
          <table:table-cell table:formula="of:=[.L84]+[.P84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A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[.C85]+[.D85]+[.F85]+[.I85]+[.M85]+[.Q85]+[.T85]" office:value-type="float" office:value="12" calcext:value-type="float">
            <text:p>12</text:p>
          </table:table-cell>
          <table:table-cell table:formula="of:=[.E85]+[.G85]+[.J85]+[.N85]+[.R85]+[.U85]" office:value-type="float" office:value="28" calcext:value-type="float">
            <text:p>28</text:p>
          </table:table-cell>
          <table:table-cell table:formula="of:=[.H85]+[.K85]+[.O85]+[.S85]" office:value-type="float" office:value="30" calcext:value-type="float">
            <text:p>30</text:p>
          </table:table-cell>
          <table:table-cell table:formula="of:=[.L85]+[.P85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R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formula="of:=[.C86]+[.D86]+[.F86]+[.I86]+[.M86]+[.Q86]+[.T86]" office:value-type="float" office:value="12" calcext:value-type="float">
            <text:p>12</text:p>
          </table:table-cell>
          <table:table-cell table:formula="of:=[.E86]+[.G86]+[.J86]+[.N86]+[.R86]+[.U86]" office:value-type="float" office:value="29" calcext:value-type="float">
            <text:p>29</text:p>
          </table:table-cell>
          <table:table-cell table:formula="of:=[.H86]+[.K86]+[.O86]+[.S86]" office:value-type="float" office:value="30" calcext:value-type="float">
            <text:p>30</text:p>
          </table:table-cell>
          <table:table-cell table:formula="of:=[.L86]+[.P86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F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C87]+[.D87]+[.F87]+[.I87]+[.M87]+[.Q87]+[.T87]" office:value-type="float" office:value="12" calcext:value-type="float">
            <text:p>12</text:p>
          </table:table-cell>
          <table:table-cell table:formula="of:=[.E87]+[.G87]+[.J87]+[.N87]+[.R87]+[.U87]" office:value-type="float" office:value="30" calcext:value-type="float">
            <text:p>30</text:p>
          </table:table-cell>
          <table:table-cell table:formula="of:=[.H87]+[.K87]+[.O87]+[.S87]" office:value-type="float" office:value="30" calcext:value-type="float">
            <text:p>30</text:p>
          </table:table-cell>
          <table:table-cell table:formula="of:=[.L87]+[.P87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R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[.C88]+[.D88]+[.F88]+[.I88]+[.M88]+[.Q88]+[.T88]" office:value-type="float" office:value="13" calcext:value-type="float">
            <text:p>13</text:p>
          </table:table-cell>
          <table:table-cell table:formula="of:=[.E88]+[.G88]+[.J88]+[.N88]+[.R88]+[.U88]" office:value-type="float" office:value="30" calcext:value-type="float">
            <text:p>30</text:p>
          </table:table-cell>
          <table:table-cell table:formula="of:=[.H88]+[.K88]+[.O88]+[.S88]" office:value-type="float" office:value="30" calcext:value-type="float">
            <text:p>30</text:p>
          </table:table-cell>
          <table:table-cell table:formula="of:=[.L88]+[.P88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Ac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formula="of:=[.C89]+[.D89]+[.F89]+[.I89]+[.M89]+[.Q89]+[.T89]" office:value-type="float" office:value="14" calcext:value-type="float">
            <text:p>14</text:p>
          </table:table-cell>
          <table:table-cell table:formula="of:=[.E89]+[.G89]+[.J89]+[.N89]+[.R89]+[.U89]" office:value-type="float" office:value="30" calcext:value-type="float">
            <text:p>30</text:p>
          </table:table-cell>
          <table:table-cell table:formula="of:=[.H89]+[.K89]+[.O89]+[.S89]" office:value-type="float" office:value="30" calcext:value-type="float">
            <text:p>30</text:p>
          </table:table-cell>
          <table:table-cell table:formula="of:=[.L89]+[.P89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Th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[.C90]+[.D90]+[.F90]+[.I90]+[.M90]+[.Q90]+[.T90]" office:value-type="float" office:value="14" calcext:value-type="float">
            <text:p>14</text:p>
          </table:table-cell>
          <table:table-cell table:formula="of:=[.E90]+[.G90]+[.J90]+[.N90]+[.R90]+[.U90]" office:value-type="float" office:value="30" calcext:value-type="float">
            <text:p>30</text:p>
          </table:table-cell>
          <table:table-cell table:formula="of:=[.H90]+[.K90]+[.O90]+[.S90]" office:value-type="float" office:value="31" calcext:value-type="float">
            <text:p>31</text:p>
          </table:table-cell>
          <table:table-cell table:formula="of:=[.L90]+[.P90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P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formula="of:=[.C91]+[.D91]+[.F91]+[.I91]+[.M91]+[.Q91]+[.T91]" office:value-type="float" office:value="14" calcext:value-type="float">
            <text:p>14</text:p>
          </table:table-cell>
          <table:table-cell table:formula="of:=[.E91]+[.G91]+[.J91]+[.N91]+[.R91]+[.U91]" office:value-type="float" office:value="30" calcext:value-type="float">
            <text:p>30</text:p>
          </table:table-cell>
          <table:table-cell table:formula="of:=[.H91]+[.K91]+[.O91]+[.S91]" office:value-type="float" office:value="32" calcext:value-type="float">
            <text:p>32</text:p>
          </table:table-cell>
          <table:table-cell table:formula="of:=[.L91]+[.P91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U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formula="of:=[.C92]+[.D92]+[.F92]+[.I92]+[.M92]+[.Q92]+[.T92]" office:value-type="float" office:value="14" calcext:value-type="float">
            <text:p>14</text:p>
          </table:table-cell>
          <table:table-cell table:formula="of:=[.E92]+[.G92]+[.J92]+[.N92]+[.R92]+[.U92]" office:value-type="float" office:value="30" calcext:value-type="float">
            <text:p>30</text:p>
          </table:table-cell>
          <table:table-cell table:formula="of:=[.H92]+[.K92]+[.O92]+[.S92]" office:value-type="float" office:value="31" calcext:value-type="float">
            <text:p>31</text:p>
          </table:table-cell>
          <table:table-cell table:formula="of:=[.L92]+[.P92]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N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formula="of:=[.C93]+[.D93]+[.F93]+[.I93]+[.M93]+[.Q93]+[.T93]" office:value-type="float" office:value="14" calcext:value-type="float">
            <text:p>14</text:p>
          </table:table-cell>
          <table:table-cell table:formula="of:=[.E93]+[.G93]+[.J93]+[.N93]+[.R93]+[.U93]" office:value-type="float" office:value="30" calcext:value-type="float">
            <text:p>30</text:p>
          </table:table-cell>
          <table:table-cell table:formula="of:=[.H93]+[.K93]+[.O93]+[.S93]" office:value-type="float" office:value="31" calcext:value-type="float">
            <text:p>31</text:p>
          </table:table-cell>
          <table:table-cell table:formula="of:=[.L93]+[.P93]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Pu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[.C94]+[.D94]+[.F94]+[.I94]+[.M94]+[.Q94]+[.T94]" office:value-type="float" office:value="14" calcext:value-type="float">
            <text:p>14</text:p>
          </table:table-cell>
          <table:table-cell table:formula="of:=[.E94]+[.G94]+[.J94]+[.N94]+[.R94]+[.U94]" office:value-type="float" office:value="30" calcext:value-type="float">
            <text:p>30</text:p>
          </table:table-cell>
          <table:table-cell table:formula="of:=[.H94]+[.K94]+[.O94]+[.S94]" office:value-type="float" office:value="31" calcext:value-type="float">
            <text:p>31</text:p>
          </table:table-cell>
          <table:table-cell table:formula="of:=[.L94]+[.P94]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A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[.C95]+[.D95]+[.F95]+[.I95]+[.M95]+[.Q95]+[.T95]" office:value-type="float" office:value="14" calcext:value-type="float">
            <text:p>14</text:p>
          </table:table-cell>
          <table:table-cell table:formula="of:=[.E95]+[.G95]+[.J95]+[.N95]+[.R95]+[.U95]" office:value-type="float" office:value="30" calcext:value-type="float">
            <text:p>30</text:p>
          </table:table-cell>
          <table:table-cell table:formula="of:=[.H95]+[.K95]+[.O95]+[.S95]" office:value-type="float" office:value="30" calcext:value-type="float">
            <text:p>30</text:p>
          </table:table-cell>
          <table:table-cell table:formula="of:=[.L95]+[.P95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C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formula="of:=[.C96]+[.D96]+[.F96]+[.I96]+[.M96]+[.Q96]+[.T96]" office:value-type="float" office:value="14" calcext:value-type="float">
            <text:p>14</text:p>
          </table:table-cell>
          <table:table-cell table:formula="of:=[.E96]+[.G96]+[.J96]+[.N96]+[.R96]+[.U96]" office:value-type="float" office:value="30" calcext:value-type="float">
            <text:p>30</text:p>
          </table:table-cell>
          <table:table-cell table:formula="of:=[.H96]+[.K96]+[.O96]+[.S96]" office:value-type="float" office:value="30" calcext:value-type="float">
            <text:p>30</text:p>
          </table:table-cell>
          <table:table-cell table:formula="of:=[.L96]+[.P96]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Bk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[.C97]+[.D97]+[.F97]+[.I97]+[.M97]+[.Q97]+[.T97]" office:value-type="float" office:value="14" calcext:value-type="float">
            <text:p>14</text:p>
          </table:table-cell>
          <table:table-cell table:formula="of:=[.E97]+[.G97]+[.J97]+[.N97]+[.R97]+[.U97]" office:value-type="float" office:value="30" calcext:value-type="float">
            <text:p>30</text:p>
          </table:table-cell>
          <table:table-cell table:formula="of:=[.H97]+[.K97]+[.O97]+[.S97]" office:value-type="float" office:value="31" calcext:value-type="float">
            <text:p>31</text:p>
          </table:table-cell>
          <table:table-cell table:formula="of:=[.L97]+[.P97]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Cf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[.C98]+[.D98]+[.F98]+[.I98]+[.M98]+[.Q98]+[.T98]" office:value-type="float" office:value="14" calcext:value-type="float">
            <text:p>14</text:p>
          </table:table-cell>
          <table:table-cell table:formula="of:=[.E98]+[.G98]+[.J98]+[.N98]+[.R98]+[.U98]" office:value-type="float" office:value="30" calcext:value-type="float">
            <text:p>30</text:p>
          </table:table-cell>
          <table:table-cell table:formula="of:=[.H98]+[.K98]+[.O98]+[.S98]" office:value-type="float" office:value="30" calcext:value-type="float">
            <text:p>30</text:p>
          </table:table-cell>
          <table:table-cell table:formula="of:=[.L98]+[.P98]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E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[.C99]+[.D99]+[.F99]+[.I99]+[.M99]+[.Q99]+[.T99]" office:value-type="float" office:value="14" calcext:value-type="float">
            <text:p>14</text:p>
          </table:table-cell>
          <table:table-cell table:formula="of:=[.E99]+[.G99]+[.J99]+[.N99]+[.R99]+[.U99]" office:value-type="float" office:value="30" calcext:value-type="float">
            <text:p>30</text:p>
          </table:table-cell>
          <table:table-cell table:formula="of:=[.H99]+[.K99]+[.O99]+[.S99]" office:value-type="float" office:value="30" calcext:value-type="float">
            <text:p>30</text:p>
          </table:table-cell>
          <table:table-cell table:formula="of:=[.L99]+[.P99]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F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[.C100]+[.D100]+[.F100]+[.I100]+[.M100]+[.Q100]+[.T100]" office:value-type="float" office:value="14" calcext:value-type="float">
            <text:p>14</text:p>
          </table:table-cell>
          <table:table-cell table:formula="of:=[.E100]+[.G100]+[.J100]+[.N100]+[.R100]+[.U100]" office:value-type="float" office:value="30" calcext:value-type="float">
            <text:p>30</text:p>
          </table:table-cell>
          <table:table-cell table:formula="of:=[.H100]+[.K100]+[.O100]+[.S100]" office:value-type="float" office:value="30" calcext:value-type="float">
            <text:p>30</text:p>
          </table:table-cell>
          <table:table-cell table:formula="of:=[.L100]+[.P100]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M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[.C101]+[.D101]+[.F101]+[.I101]+[.M101]+[.Q101]+[.T101]" office:value-type="float" office:value="14" calcext:value-type="float">
            <text:p>14</text:p>
          </table:table-cell>
          <table:table-cell table:formula="of:=[.E101]+[.G101]+[.J101]+[.N101]+[.R101]+[.U101]" office:value-type="float" office:value="30" calcext:value-type="float">
            <text:p>30</text:p>
          </table:table-cell>
          <table:table-cell table:formula="of:=[.H101]+[.K101]+[.O101]+[.S101]" office:value-type="float" office:value="30" calcext:value-type="float">
            <text:p>30</text:p>
          </table:table-cell>
          <table:table-cell table:formula="of:=[.L101]+[.P101]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[.C102]+[.D102]+[.F102]+[.I102]+[.M102]+[.Q102]+[.T102]" office:value-type="float" office:value="14" calcext:value-type="float">
            <text:p>14</text:p>
          </table:table-cell>
          <table:table-cell table:formula="of:=[.E102]+[.G102]+[.J102]+[.N102]+[.R102]+[.U102]" office:value-type="float" office:value="30" calcext:value-type="float">
            <text:p>30</text:p>
          </table:table-cell>
          <table:table-cell table:formula="of:=[.H102]+[.K102]+[.O102]+[.S102]" office:value-type="float" office:value="30" calcext:value-type="float">
            <text:p>30</text:p>
          </table:table-cell>
          <table:table-cell table:formula="of:=[.L102]+[.P102]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L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C103]+[.D103]+[.F103]+[.I103]+[.M103]+[.Q103]+[.T103]" office:value-type="float" office:value="14" calcext:value-type="float">
            <text:p>14</text:p>
          </table:table-cell>
          <table:table-cell table:formula="of:=[.E103]+[.G103]+[.J103]+[.N103]+[.R103]+[.U103]" office:value-type="float" office:value="30" calcext:value-type="float">
            <text:p>30</text:p>
          </table:table-cell>
          <table:table-cell table:formula="of:=[.H103]+[.K103]+[.O103]+[.S103]" office:value-type="float" office:value="30" calcext:value-type="float">
            <text:p>30</text:p>
          </table:table-cell>
          <table:table-cell table:formula="of:=[.L103]+[.P103]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Rf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[.C104]+[.D104]+[.F104]+[.I104]+[.M104]+[.Q104]+[.T104]" office:value-type="float" office:value="14" calcext:value-type="float">
            <text:p>14</text:p>
          </table:table-cell>
          <table:table-cell table:formula="of:=[.E104]+[.G104]+[.J104]+[.N104]+[.R104]+[.U104]" office:value-type="float" office:value="31" calcext:value-type="float">
            <text:p>31</text:p>
          </table:table-cell>
          <table:table-cell table:formula="of:=[.H104]+[.K104]+[.O104]+[.S104]" office:value-type="float" office:value="30" calcext:value-type="float">
            <text:p>30</text:p>
          </table:table-cell>
          <table:table-cell table:formula="of:=[.L104]+[.P104]" office:value-type="float" office:value="28" calcext:value-type="float">
            <text:p>28</text:p>
          </table:table-cell>
        </table:table-row>
        <table:table-row table:style-name="ro1">
          <table:table-cell table:number-columns-repeated="2"/>
          <table:table-cell table:style-name="Default" table:number-columns-repeated="4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  <table:table-cell table:style-name="Default" table:number-columns-repeated="3"/>
          <table:table-cell table:number-columns-repeated="4"/>
        </table:table-row>
        <table:table-row table:style-name="ro1" table:number-rows-repeated="1048469">
          <table:table-cell table:number-columns-repeated="25"/>
        </table:table-row>
        <table:table-row table:style-name="ro1">
          <table:table-cell table:number-columns-repeated="2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4-04T01:19:38.651185936</dc:date>
    <meta:editing-duration>PT4M43S</meta:editing-duration>
    <meta:editing-cycles>1</meta:editing-cycles>
    <meta:generator>LibreOffice/5.1.6.2$Linux_X86_64 LibreOffice_project/10m0$Build-2</meta:generator>
    <meta:document-statistic meta:table-count="1" meta:cell-count="1771" meta:object-count="0"/>
  </office:meta>
</office:document-meta>
</file>